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F0" style:family="paragraph">
      <style:paragraph-properties fo:break-before="page" fo:margin-bottom="0.2013in" fo:line-height="0.5555in" fo:text-indent="1.7986in"/>
      <style:text-properties style:font-name-asian="標楷體" fo:font-weight="bold" style:font-weight-asian="bold" style:font-weight-complex="bold" fo:font-size="20pt" style:font-size-asian="20pt"/>
    </style:style>
    <style:style style:name="P2" style:parent-style-name="內文" style:family="paragraph">
      <style:paragraph-properties fo:margin-bottom="0.0694in" fo:line-height="0.5277in" fo:margin-left="1.4513in" fo:text-indent="-1.4513in">
        <style:tab-stops/>
      </style:paragraph-properties>
      <style:text-properties style:font-name-asian="標楷體" fo:font-size="16pt" style:font-size-asian="16pt"/>
    </style:style>
    <style:style style:name="P3" style:parent-style-name="內文" style:family="paragraph">
      <style:paragraph-properties fo:margin-bottom="0.0694in" fo:line-height="0.5277in" fo:margin-left="1.4208in" fo:text-indent="-1.4208in">
        <style:tab-stops/>
      </style:paragraph-properties>
      <style:text-properties style:font-name-asian="標楷體" fo:font-size="16pt" style:font-size-asian="16pt"/>
    </style:style>
    <style:style style:name="P4" style:parent-style-name="內文" style:family="paragraph">
      <style:paragraph-properties fo:margin-bottom="0.0694in" fo:line-height="0.5277in" fo:margin-left="1.4243in" fo:text-indent="1.4208in">
        <style:tab-stops/>
      </style:paragraph-properties>
      <style:text-properties style:font-name-asian="標楷體" fo:font-size="16pt" style:font-size-asian="16pt"/>
    </style:style>
    <style:style style:name="P5" style:parent-style-name="內文" style:family="paragraph">
      <style:paragraph-properties fo:margin-bottom="0.0694in" fo:line-height="0.5277in" fo:margin-left="1.4208in" fo:text-indent="-1.4208in">
        <style:tab-stops/>
      </style:paragraph-properties>
      <style:text-properties style:font-name-asian="標楷體" fo:font-size="16pt" style:font-size-asian="16pt"/>
    </style:style>
    <style:style style:name="P6" style:parent-style-name="內文" style:family="paragraph">
      <style:paragraph-properties fo:margin-bottom="0.0694in" fo:line-height="0.5277in" fo:margin-left="1.4208in" fo:text-indent="-1.4208in">
        <style:tab-stops/>
      </style:paragraph-properties>
      <style:text-properties style:font-name-asian="標楷體" fo:font-size="16pt" style:font-size-asian="16pt"/>
    </style:style>
    <style:style style:name="P7" style:parent-style-name="內文" style:family="paragraph">
      <style:paragraph-properties fo:margin-bottom="0.0694in" fo:line-height="0.5277in" fo:margin-left="1.4208in" fo:text-indent="-1.4208in">
        <style:tab-stops/>
      </style:paragraph-properties>
      <style:text-properties style:font-name-asian="標楷體" fo:font-size="16pt" style:font-size-asian="16pt"/>
    </style:style>
    <style:style style:name="P8" style:parent-style-name="本文" style:family="paragraph">
      <style:paragraph-properties fo:line-height="0.5277in" fo:margin-left="1.4208in" fo:text-indent="-1.4208in">
        <style:tab-stops/>
      </style:paragraph-properties>
      <style:text-properties fo:font-size="16pt" style:font-size-asian="16pt"/>
    </style:style>
    <style:style style:name="P9" style:parent-style-name="本文" style:family="paragraph">
      <style:paragraph-properties fo:line-height="0.375in" fo:margin-left="1.2263in" fo:text-indent="-1.2263in">
        <style:tab-stops/>
      </style:paragraph-properties>
    </style:style>
    <style:style style:name="P10" style:parent-style-name="本文" style:family="paragraph">
      <style:paragraph-properties fo:line-height="0.375in" fo:margin-left="1.2208in" fo:text-indent="0.2027in">
        <style:tab-stops/>
      </style:paragraph-properties>
    </style:style>
    <style:style style:name="T11" style:parent-style-name="預設段落字型" style:family="text">
      <style:text-properties fo:font-size="16pt" style:font-size-asian="16pt"/>
    </style:style>
    <style:style style:name="P12" style:parent-style-name="本文" style:family="paragraph">
      <style:paragraph-properties fo:line-height="0.25in" fo:margin-left="1.2284in" fo:text-indent="3.4694in">
        <style:tab-stops/>
      </style:paragraph-properties>
      <style:text-properties fo:font-size="16pt" style:font-size-asian="16pt"/>
    </style:style>
    <style:style style:name="P13" style:parent-style-name="本文" style:family="paragraph">
      <style:paragraph-properties fo:margin-bottom="0.25in" fo:line-height="0.3055in" fo:margin-left="1.4208in" fo:text-indent="-1.4208in">
        <style:tab-stops>
          <style:tab-stop style:type="left" style:position="5.1694in"/>
        </style:tab-stops>
      </style:paragraph-properties>
    </style:style>
    <style:style style:name="T14" style:parent-style-name="預設段落字型" style:family="text">
      <style:text-properties fo:font-size="16pt" style:font-size-asian="16pt"/>
    </style:style>
    <style:style style:name="T15" style:parent-style-name="預設段落字型" style:family="text">
      <style:text-properties fo:font-size="16pt" style:font-size-asian="16pt"/>
    </style:style>
    <style:style style:name="T16" style:parent-style-name="預設段落字型" style:family="text">
      <style:text-properties fo:font-size="16pt" style:font-size-asian="16pt"/>
    </style:style>
    <style:style style:name="T17" style:parent-style-name="預設段落字型" style:family="text">
      <style:text-properties fo:font-size="16pt" style:font-size-asian="16pt"/>
    </style:style>
    <style:style style:name="T18" style:parent-style-name="預設段落字型" style:family="text">
      <style:text-properties fo:font-size="16pt" style:font-size-asian="16pt"/>
    </style:style>
    <style:style style:name="T19" style:parent-style-name="預設段落字型" style:family="text">
      <style:text-properties fo:font-size="16pt" style:font-size-asian="16pt"/>
    </style:style>
    <style:style style:name="P20" style:parent-style-name="本文" style:family="paragraph">
      <style:paragraph-properties fo:margin-bottom="0.0347in" fo:line-height="0.1666in"/>
      <style:text-properties fo:font-size="16pt" style:font-size-asian="16pt"/>
    </style:style>
    <style:style style:name="P21" style:parent-style-name="本文" style:family="paragraph">
      <style:paragraph-properties fo:margin-bottom="0.0347in" fo:line-height="0.1666in"/>
      <style:text-properties fo:font-size="16pt" style:font-size-asian="16pt"/>
    </style:style>
    <style:style style:name="P22" style:parent-style-name="本文" style:family="paragraph">
      <style:paragraph-properties fo:margin-bottom="0.0347in" fo:line-height="0.1666in"/>
      <style:text-properties fo:font-size="16pt" style:font-size-asian="16pt"/>
    </style:style>
    <style:style style:name="P23" style:parent-style-name="本文" style:family="paragraph">
      <style:paragraph-properties fo:margin-bottom="0.0347in" fo:line-height="0.1666in"/>
    </style:style>
    <style:style style:name="T24" style:parent-style-name="預設段落字型" style:family="text">
      <style:text-properties fo:font-size="16pt" style:font-size-asian="16pt"/>
    </style:style>
    <style:style style:name="T25" style:parent-style-name="預設段落字型" style:family="text">
      <style:text-properties fo:font-size="16pt" style:font-size-asian="16pt"/>
    </style:style>
    <style:style style:name="T26" style:parent-style-name="預設段落字型" style:family="text">
      <style:text-properties fo:font-size="16pt" style:font-size-asian="16pt"/>
    </style:style>
    <style:style style:name="T27" style:parent-style-name="預設段落字型" style:family="text">
      <style:text-properties fo:font-size="16pt" style:font-size-asian="16pt"/>
    </style:style>
    <style:style style:name="T28" style:parent-style-name="預設段落字型" style:family="text">
      <style:text-properties fo:font-size="16pt" style:font-size-asian="16pt"/>
    </style:style>
    <style:style style:name="T29" style:parent-style-name="預設段落字型" style:family="text">
      <style:text-properties fo:font-size="16pt" style:font-size-asian="16pt"/>
    </style:style>
    <style:style style:name="T30" style:parent-style-name="預設段落字型" style:family="text">
      <style:text-properties fo:font-size="16pt" style:font-size-asian="16pt"/>
    </style:style>
    <style:style style:name="T31" style:parent-style-name="預設段落字型" style:family="text">
      <style:text-properties fo:font-size="16pt" style:font-size-asian="16pt"/>
    </style:style>
    <style:style style:name="T32" style:parent-style-name="預設段落字型" style:family="text">
      <style:text-properties fo:font-size="16pt" style:font-size-asian="16pt"/>
    </style:style>
    <style:style style:name="T33" style:parent-style-name="預設段落字型" style:family="text">
      <style:text-properties fo:font-size="16pt" style:font-size-asian="16pt"/>
    </style:style>
    <style:style style:name="T34" style:parent-style-name="預設段落字型" style:family="text">
      <style:text-properties fo:font-size="16pt" style:font-size-asian="16pt"/>
    </style:style>
    <style:style style:name="T35" style:parent-style-name="預設段落字型" style:family="text">
      <style:text-properties fo:font-size="16pt" style:font-size-asian="16pt"/>
    </style:style>
    <style:style style:name="T36" style:parent-style-name="預設段落字型" style:family="text">
      <style:text-properties fo:font-size="16pt" style:font-size-asian="16pt"/>
    </style:style>
  </office:automatic-styles>
  <office:body>
    <office:text text:use-soft-page-breaks="true">
      <text:p text:style-name="P1">變<text:s text:c="2"/>更<text:s text:c="2"/>使<text:s text:c="2"/>用<text:s text:c="2"/>說<text:s text:c="2"/>明<text:s text:c="2"/>書</text:p>
      <text:p text:style-name="P2">一、變更標的：新北市　　　　區　　　　　路　　　段　　　　號　　　樓（　　　　小段　　　　　地號）。</text:p>
      <text:p text:style-name="P3">二、原領執照：<text:s text:c="14"/>建字第　　　　　　　號建照<text:s text:c="10"/></text:p>
      <text:p text:style-name="P4">使字第<text:s text:c="14"/>號使照。</text:p>
      <text:p text:style-name="P5">三、原有用途：<text:s text:c="14"/>使用，面積　　　　　　　㎡。</text:p>
      <text:p text:style-name="P6">四、使用分區：<text:s text:c="14"/>區。</text:p>
      <text:p text:style-name="P7">五、變更內容：<text:s text:c="9"/>樓原核准<text:s text:c="10"/>面積<text:s text:c="12"/>㎡全部變更使用為<text:s text:c="9"/>使用，餘同原核准。</text:p>
      <text:p text:style-name="P8">六、說　　明：本案座落　　　　　<text:s text:c="3"/>區得為　　　　　　<text:s text:c="2"/>使用，經本事務所檢討相關法規，其停車空間、防火避難設備及消防設備皆尚符規定，且間隔及天花板皆依設計為防火材料。</text:p>
      <text:p text:style-name="P9"><text:s text:c="16"/><text:s text:c="28"/></text:p>
      <text:p text:style-name="P10"><text:span text:style-name="T11">建築師：</text:span></text:p>
      <text:p text:style-name="P12"/>
      <text:p text:style-name="P13"><text:span text:style-name="T14"><text:s text:c="13"/></text:span><text:span text:style-name="T15"><text:s/></text:span><text:span text:style-name="T16">地</text:span><text:span text:style-name="T17"><text:s text:c="2"/></text:span><text:span text:style-name="T18"><text:s/></text:span><text:span text:style-name="T19">址</text:span>：</text:p>
      <text:p text:style-name="P20"/>
      <text:p text:style-name="P21"/>
      <text:p text:style-name="P22"/>
      <text:p text:style-name="P23"><text:span text:style-name="T24">中</text:span><text:span text:style-name="T25"><text:s text:c="3"/></text:span><text:span text:style-name="T26">華</text:span><text:span text:style-name="T27"><text:s text:c="4"/></text:span><text:span text:style-name="T28">民</text:span><text:span text:style-name="T29"><text:s text:c="4"/></text:span><text:span text:style-name="T30">國</text:span><text:span text:style-name="T31"><text:s text:c="11"/></text:span><text:span text:style-name="T32">年</text:span><text:span text:style-name="T33"><text:s text:c="14"/></text:span><text:span text:style-name="T34">月</text:span><text:span text:style-name="T35"><text:s text:c="13"/></text:span><text:span text:style-name="T36"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本文" style:display-name="本文" style:family="paragraph" style:parent-style-name="內文">
      <style:text-properties style:font-name-asian="標楷體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3937in" fo:margin-bottom="0.6888in" fo:margin-right="0.7875in" style:num-format="1" style:writing-mode="lr-tb" style:layout-grid-mode="both" style:layout-grid-lines="25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784in"/>
      </style:header-style>
      <style:footer-style>
        <style:header-footer-properties style:dynamic-spacing="true" fo:min-height="-0.0194in"/>
      </style:footer-style>
    </style:page-layout>
  </office:automatic-styles>
  <office:master-styles>
    <style:master-page style:name="MP0" style:page-layout-name="PL0">
      <style:header>
        <text:p text:style-name="頁首"/>
      </style:header>
      <style:footer>
        <text:p text:style-name="頁尾"/>
      </style:footer>
    </style:master-page>
    <style:master-page style:next-style-name="MP0" style:name="MPF0" style:page-layout-name="PL0">
      <style:header>
        <text:p text:style-name="頁首"/>
      </style:header>
      <style:footer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    更    使    用    說    明    書</dc:title>
    <meta:initial-creator>user0060085</meta:initial-creator>
    <dc:creator>林茂昌</dc:creator>
    <meta:creation-date>2018-11-14T03:24:00Z</meta:creation-date>
    <dc:date>2018-11-14T03:24:00Z</dc:date>
    <meta:print-date>2018-11-14T03:24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72" meta:character-count="486" meta:row-count="3" meta:non-whitespace-character-count="415"/>
  </office:meta>
</office:document-meta>
</file>